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ditionalArgument.setLine( String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Argument.getPar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ditionalArgument.setIf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Argument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Argument.setUnless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Argument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Argument.getI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Argument.setPath( 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Argument.getUnl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